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marker-end="" draw:fill-color="#dddddd" draw:textarea-horizontal-align="justify" draw:textarea-vertical-align="middle" draw:auto-grow-height="false" fo:min-height="1.502cm" fo:min-width="2.348cm" draw:shadow="hidden"/>
      <style:paragraph-properties style:writing-mode="lr-tb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503cm" fo:min-width="2.348cm" draw:shadow="hidden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502cm" fo:min-width="2.348cm" draw:shadow="hidden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211cm" fo:min-width="0.96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21cm" fo:min-width="0.961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dddddd"/>
      <style:paragraph-properties fo:text-align="center"/>
      <style:text-properties fo:font-size="12pt"/>
    </style:style>
    <style:style style:name="P3" style:family="paragraph">
      <loext:graphic-properties draw:fill="solid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848cm" svg:height="1.752cm" svg:x="17.075cm" svg:y="5.506cm">
          <text:p text:style-name="P1">Employer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2" xml:id="id1" draw:id="id1" draw:layer="layout" svg:width="2.848cm" svg:height="1.753cm" svg:x="9.189cm" svg:y="5.521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848cm" svg:height="1.752cm" svg:x="9.163cm" svg:y="12.805cm">
          <text:p text:style-name="P1">Employee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921cm" svg:height="2.921cm" svg:x="13.205cm" svg:y="4.937cm">
          <text:p text:style-name="P1">Owned b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draw:type="line" svg:x1="12.037cm" svg:y1="6.397cm" svg:x2="13.205cm" svg:y2="6.397cm" draw:start-shape="id1" draw:end-shape="id2" svg:d="M12037 6397h1168" svg:viewBox="0 0 1169 1">
          <text:p text:style-name="P1">1</text:p>
        </draw:connector>
        <draw:connector draw:style-name="gr5" draw:text-style-name="P3" draw:layer="layout" draw:type="line" svg:x1="16.126cm" svg:y1="6.397cm" svg:x2="17.075cm" svg:y2="6.382cm" draw:start-shape="id2" draw:end-shape="id3" svg:d="M16126 6397l949-15" svg:viewBox="0 0 950 16">
          <text:p text:style-name="P1">1</text:p>
        </draw:connector>
        <draw:custom-shape draw:style-name="gr6" draw:text-style-name="P2" xml:id="id4" draw:id="id4" draw:layer="layout" svg:width="2.921cm" svg:height="2.92cm" svg:x="9.163cm" svg:y="8.464cm">
          <text:p text:style-name="P1">Assigned t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draw:type="line" svg:x1="10.613cm" svg:y1="7.274cm" svg:x2="10.623cm" svg:y2="8.464cm" draw:start-shape="id1" draw:end-shape="id4" svg:d="M10613 7274l10 1190" svg:viewBox="0 0 11 1191">
          <text:p text:style-name="P1">1</text:p>
        </draw:connector>
        <draw:connector draw:style-name="gr5" draw:text-style-name="P3" draw:layer="layout" draw:type="line" svg:x1="10.623cm" svg:y1="11.384cm" svg:x2="10.587cm" svg:y2="12.805cm" draw:start-shape="id4" draw:end-shape="id5" svg:d="M10623 11384l-36 1421" svg:viewBox="0 0 37 1422">
          <text:p text:style-name="P1">1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8T11:23:33.431641849</meta:creation-date>
    <dc:date>2020-03-09T20:34:10.396281059</dc:date>
    <meta:editing-duration>P1DT6H1M48S</meta:editing-duration>
    <meta:editing-cycles>13</meta:editing-cycles>
    <meta:generator>LibreOffice/6.4.0.3$Linux_X86_64 LibreOffice_project/40$Build-3</meta:generator>
    <meta:document-statistic meta:object-count="9"/>
  </office:meta>
</office:document-meta>
</file>